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8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"period"</text:p>
          </table:table-cell>
          <table:table-cell office:value-type="string" calcext:value-type="string">
            <text:p>branch_code</text:p>
          </table:table-cell>
          <table:table-cell office:value-type="string" calcext:value-type="string">
            <text:p>branch_name</text:p>
          </table:table-cell>
          <table:table-cell office:value-type="string" calcext:value-type="string">
            <text:p>headmn_code_7</text:p>
          </table:table-cell>
          <table:table-cell office:value-type="string" calcext:value-type="string">
            <text:p>headmn_code_5</text:p>
          </table:table-cell>
          <table:table-cell office:value-type="string" calcext:value-type="string">
            <text:p>headmn_name</text:p>
          </table:table-cell>
          <table:table-cell office:value-type="string" calcext:value-type="string">
            <text:p>headmn_premium_can_be</text:p>
          </table:table-cell>
          <table:table-cell office:value-type="string" calcext:value-type="string">
            <text:p>headmn_premium_target</text:p>
          </table:table-cell>
          <table:table-cell office:value-type="string" calcext:value-type="string">
            <text:p>headmn_persistency</text:p>
          </table:table-cell>
          <table:table-cell office:value-type="string" calcext:value-type="string">
            <text:p>manager_code_7</text:p>
          </table:table-cell>
          <table:table-cell office:value-type="string" calcext:value-type="string">
            <text:p>manager_code_5</text:p>
          </table:table-cell>
          <table:table-cell office:value-type="string" calcext:value-type="string">
            <text:p>manager_name</text:p>
          </table:table-cell>
          <table:table-cell office:value-type="string" calcext:value-type="string">
            <text:p>manager_premium_can_be</text:p>
          </table:table-cell>
          <table:table-cell office:value-type="string" calcext:value-type="string">
            <text:p>manager_premium_target</text:p>
          </table:table-cell>
          <table:table-cell office:value-type="string" calcext:value-type="string">
            <text:p>manager_persistency</text:p>
          </table:table-cell>
          <table:table-cell office:value-type="string" calcext:value-type="string">
            <text:p>supervisor_code_7</text:p>
          </table:table-cell>
          <table:table-cell office:value-type="string" calcext:value-type="string">
            <text:p>supervisor_code_5</text:p>
          </table:table-cell>
          <table:table-cell office:value-type="string" calcext:value-type="string">
            <text:p>supervisor_name</text:p>
          </table:table-cell>
          <table:table-cell office:value-type="string" calcext:value-type="string">
            <text:p>supervisor_premium_can_be</text:p>
          </table:table-cell>
          <table:table-cell office:value-type="string" calcext:value-type="string">
            <text:p>supervisor_premium_target</text:p>
          </table:table-cell>
          <table:table-cell office:value-type="string" calcext:value-type="string">
            <text:p>supervisor_persistency</text:p>
          </table:table-cell>
          <table:table-cell office:value-type="string" calcext:value-type="string">
            <text:p>agent_code_7</text:p>
          </table:table-cell>
          <table:table-cell office:value-type="string" calcext:value-type="string">
            <text:p>agent_code_5</text:p>
          </table:table-cell>
          <table:table-cell office:value-type="string" calcext:value-type="string">
            <text:p>agent_name</text:p>
          </table:table-cell>
          <table:table-cell office:value-type="string" calcext:value-type="string">
            <text:p>agent_premium_can_be</text:p>
          </table:table-cell>
          <table:table-cell office:value-type="string" calcext:value-type="string">
            <text:p>agent_premium_target</text:p>
          </table:table-cell>
          <table:table-cell office:value-type="string" calcext:value-type="string">
            <text:p>agent_persistency</text:p>
          </table:table-cell>
          <table:table-cell office:value-type="string" calcext:value-type="string">
            <text:p>csv_created_date</text:p>
          </table:table-cell>
          <table:table-cell office:value-type="string" calcext:value-type="string">
            <text:p>csv_created_by</text:p>
          </table:table-cell>
          <table:table-cell office:value-type="string" calcext:value-type="string">
            <text:p>esb_created_date</text:p>
          </table:table-cell>
          <table:table-cell office:value-type="string" calcext:value-type="string">
            <text:p>esb_created_by</text:p>
          </table:table-cell>
          <table:table-cell office:value-type="string" calcext:value-type="string">
            <text:p>"_audit_filename"</text:p>
          </table:table-cell>
          <table:table-cell office:value-type="string" calcext:value-type="string">
            <text:p>"_audit_filemod"</text:p>
          </table:table-cell>
          <table:table-cell office:value-type="string" calcext:value-type="string">
            <text:p>"_audit_filesize"</text:p>
          </table:table-cell>
          <table:table-cell office:value-type="string" calcext:value-type="string">
            <text:p>"_audit_created"</text:p>
          </table:table-cell>
          <table:table-cell office:value-type="string" calcext:value-type="string">
            <text:p>asst_manager_code_7</text:p>
          </table:table-cell>
          <table:table-cell office:value-type="string" calcext:value-type="string">
            <text:p>asst_manager_code_5</text:p>
          </table:table-cell>
          <table:table-cell office:value-type="string" calcext:value-type="string">
            <text:p>asst_manager_name</text:p>
          </table:table-cell>
          <table:table-cell office:value-type="string" calcext:value-type="string">
            <text:p>asst_manager_premium_can_be</text:p>
          </table:table-cell>
          <table:table-cell office:value-type="string" calcext:value-type="string">
            <text:p>asst_manager_premium_target</text:p>
          </table:table-cell>
          <table:table-cell office:value-type="string" calcext:value-type="string">
            <text:p>asst_manager_persistency</text:p>
          </table:table-cell>
        </table:table-row>
        <table:table-row table:style-name="ro1">
          <table:table-cell office:value-type="float" office:value="8373" calcext:value-type="float">
            <text:p>8373</text:p>
          </table:table-cell>
          <table:table-cell office:value-type="string" calcext:value-type="string">
            <text:p>2560/10</text:p>
          </table:table-cell>
          <table:table-cell office:value-type="float" office:value="3408" calcext:value-type="float">
            <text:p>3408</text:p>
          </table:table-cell>
          <table:table-cell office:value-type="string" calcext:value-type="string">
            <text:p>โพนทอง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40801" calcext:value-type="float">
            <text:p>83408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465" calcext:value-type="float">
            <text:p>340346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374" calcext:value-type="float">
            <text:p>8374</text:p>
          </table:table-cell>
          <table:table-cell office:value-type="string" calcext:value-type="string">
            <text:p>2560/10</text:p>
          </table:table-cell>
          <table:table-cell office:value-type="float" office:value="3408" calcext:value-type="float">
            <text:p>3408</text:p>
          </table:table-cell>
          <table:table-cell office:value-type="string" calcext:value-type="string">
            <text:p>โพนทอง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40801" calcext:value-type="float">
            <text:p>83408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3408" calcext:value-type="float">
            <text:p>8103408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390" calcext:value-type="float">
            <text:p>8390</text:p>
          </table:table-cell>
          <table:table-cell office:value-type="string" calcext:value-type="string">
            <text:p>2560/10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มหาสารคาม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500" calcext:value-type="float">
            <text:p>235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467" calcext:value-type="float">
            <text:p>340346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391" calcext:value-type="float">
            <text:p>8391</text:p>
          </table:table-cell>
          <table:table-cell office:value-type="string" calcext:value-type="string">
            <text:p>2560/10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มหาสารคาม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500" calcext:value-type="float">
            <text:p>235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3500" calcext:value-type="float">
            <text:p>810350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494" calcext:value-type="float">
            <text:p>8494</text:p>
          </table:table-cell>
          <table:table-cell office:value-type="string" calcext:value-type="string">
            <text:p>2560/10</text:p>
          </table:table-cell>
          <table:table-cell office:value-type="float" office:value="3504" calcext:value-type="float">
            <text:p>3504</text:p>
          </table:table-cell>
          <table:table-cell office:value-type="string" calcext:value-type="string">
            <text:p>วาปีปทุม</text:p>
          </table:table-cell>
          <table:table-cell office:value-type="float" office:value="4701044" calcext:value-type="float">
            <text:p>47010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401" calcext:value-type="float">
            <text:p>3504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468" calcext:value-type="float">
            <text:p>340346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495" calcext:value-type="float">
            <text:p>8495</text:p>
          </table:table-cell>
          <table:table-cell office:value-type="string" calcext:value-type="string">
            <text:p>2560/10</text:p>
          </table:table-cell>
          <table:table-cell office:value-type="float" office:value="3504" calcext:value-type="float">
            <text:p>3504</text:p>
          </table:table-cell>
          <table:table-cell office:value-type="string" calcext:value-type="string">
            <text:p>วาปีปทุม</text:p>
          </table:table-cell>
          <table:table-cell office:value-type="float" office:value="4701044" calcext:value-type="float">
            <text:p>47010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401" calcext:value-type="float">
            <text:p>3504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0700" calcext:value-type="float">
            <text:p>810070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510" calcext:value-type="float">
            <text:p>8510</text:p>
          </table:table-cell>
          <table:table-cell office:value-type="string" calcext:value-type="string">
            <text:p>2560/10</text:p>
          </table:table-cell>
          <table:table-cell office:value-type="float" office:value="3504" calcext:value-type="float">
            <text:p>3504</text:p>
          </table:table-cell>
          <table:table-cell office:value-type="string" calcext:value-type="string">
            <text:p>วาปีปทุม</text:p>
          </table:table-cell>
          <table:table-cell office:value-type="float" office:value="4701044" calcext:value-type="float">
            <text:p>47010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1083" calcext:value-type="float">
            <text:p>4201083</text:p>
          </table:table-cell>
          <table:table-cell office:value-type="float" office:value="67000" calcext:value-type="float">
            <text:p>67000</text:p>
          </table:table-cell>
          <table:table-cell office:value-type="string" calcext:value-type="string">
            <text:p>นางเสถียร มะเมีย</text:p>
          </table:table-cell>
          <table:table-cell office:value-type="float" office:value="7160" calcext:value-type="float">
            <text:p>7160</text:p>
          </table:table-cell>
          <table:table-cell office:value-type="float" office:value="14250" calcext:value-type="float">
            <text:p>14250</text:p>
          </table:table-cell>
          <table:table-cell office:value-type="float" office:value="50.24" calcext:value-type="float">
            <text:p>50.24</text:p>
          </table:table-cell>
          <table:table-cell office:value-type="float" office:value="4201083" calcext:value-type="float">
            <text:p>4201083</text:p>
          </table:table-cell>
          <table:table-cell office:value-type="float" office:value="67001" calcext:value-type="float">
            <text:p>67001</text:p>
          </table:table-cell>
          <table:table-cell office:value-type="string" calcext:value-type="string">
            <text:p>นางเสถียร มะเมีย</text:p>
          </table:table-cell>
          <table:table-cell office:value-type="float" office:value="5200" calcext:value-type="float">
            <text:p>5200</text:p>
          </table:table-cell>
          <table:table-cell office:value-type="float" office:value="7000" calcext:value-type="float">
            <text:p>7000</text:p>
          </table:table-cell>
          <table:table-cell office:value-type="float" office:value="74.28" calcext:value-type="float">
            <text:p>74.28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2958" calcext:value-type="float">
            <text:p>12958</text:p>
          </table:table-cell>
          <table:table-cell office:value-type="string" calcext:value-type="string">
            <text:p>2560/14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กระบี่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506" calcext:value-type="float">
            <text:p>340350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4700" calcext:value-type="float">
            <text:p>810470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3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112" calcext:value-type="float">
            <text:p>8112</text:p>
          </table:table-cell>
          <table:table-cell office:value-type="string" calcext:value-type="string">
            <text:p>2560/09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ชัยภูมิ</text:p>
          </table:table-cell>
          <table:table-cell office:value-type="float" office:value="4400413" calcext:value-type="float">
            <text:p>4400413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3460" calcext:value-type="float">
            <text:p>800346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460" calcext:value-type="float">
            <text:p>340346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string" calcext:value-type="string">
            <text:p>2560/09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ชัยภูมิ</text:p>
          </table:table-cell>
          <table:table-cell office:value-type="float" office:value="4400413" calcext:value-type="float">
            <text:p>4400413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3460" calcext:value-type="float">
            <text:p>800346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3300" calcext:value-type="float">
            <text:p>810330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114" calcext:value-type="float">
            <text:p>8114</text:p>
          </table:table-cell>
          <table:table-cell office:value-type="string" calcext:value-type="string">
            <text:p>2560/09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ชัยภูมิ</text:p>
          </table:table-cell>
          <table:table-cell office:value-type="float" office:value="4400413" calcext:value-type="float">
            <text:p>4400413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8000" calcext:value-type="float">
            <text:p>98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1407" calcext:value-type="float">
            <text:p>11407</text:p>
          </table:table-cell>
          <table:table-cell office:value-type="string" calcext:value-type="string">
            <text:p>2560/11</text:p>
          </table:table-cell>
          <table:table-cell office:value-type="float" office:value="4207" calcext:value-type="float">
            <text:p>4207</text:p>
          </table:table-cell>
          <table:table-cell office:value-type="string" calcext:value-type="string">
            <text:p>นาสาร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20703" calcext:value-type="float">
            <text:p>8420703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4207" calcext:value-type="float">
            <text:p>8104207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3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506" calcext:value-type="float">
            <text:p>8506</text:p>
          </table:table-cell>
          <table:table-cell office:value-type="string" calcext:value-type="string">
            <text:p>2560/0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มหาสารคาม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500" calcext:value-type="float">
            <text:p>235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467" calcext:value-type="float">
            <text:p>340346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293" calcext:value-type="float">
            <text:p>8293</text:p>
          </table:table-cell>
          <table:table-cell office:value-type="string" calcext:value-type="string">
            <text:p>2560/09</text:p>
          </table:table-cell>
          <table:table-cell office:value-type="float" office:value="3406" calcext:value-type="float">
            <text:p>3406</text:p>
          </table:table-cell>
          <table:table-cell office:value-type="string" calcext:value-type="string">
            <text:p>เสลภูมิ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1063" calcext:value-type="float">
            <text:p>3601063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601063" calcext:value-type="float">
            <text:p>3601063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294" calcext:value-type="float">
            <text:p>8294</text:p>
          </table:table-cell>
          <table:table-cell office:value-type="string" calcext:value-type="string">
            <text:p>2560/09</text:p>
          </table:table-cell>
          <table:table-cell office:value-type="float" office:value="3406" calcext:value-type="float">
            <text:p>3406</text:p>
          </table:table-cell>
          <table:table-cell office:value-type="string" calcext:value-type="string">
            <text:p>เสลภูมิ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1063" calcext:value-type="float">
            <text:p>3601063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3406" calcext:value-type="float">
            <text:p>8103406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295" calcext:value-type="float">
            <text:p>8295</text:p>
          </table:table-cell>
          <table:table-cell office:value-type="string" calcext:value-type="string">
            <text:p>2560/09</text:p>
          </table:table-cell>
          <table:table-cell office:value-type="float" office:value="3406" calcext:value-type="float">
            <text:p>3406</text:p>
          </table:table-cell>
          <table:table-cell office:value-type="string" calcext:value-type="string">
            <text:p>เสลภูมิ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6000" calcext:value-type="float">
            <text:p>86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507" calcext:value-type="float">
            <text:p>8507</text:p>
          </table:table-cell>
          <table:table-cell office:value-type="string" calcext:value-type="string">
            <text:p>2560/0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มหาสารคาม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500" calcext:value-type="float">
            <text:p>235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3500" calcext:value-type="float">
            <text:p>810350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1632" calcext:value-type="float">
            <text:p>11632</text:p>
          </table:table-cell>
          <table:table-cell office:value-type="string" calcext:value-type="string">
            <text:p>2560/11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พังงา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40001" calcext:value-type="float">
            <text:p>84400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495" calcext:value-type="float">
            <text:p>340349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3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489" calcext:value-type="float">
            <text:p>8489</text:p>
          </table:table-cell>
          <table:table-cell office:value-type="string" calcext:value-type="string">
            <text:p>2560/09</text:p>
          </table:table-cell>
          <table:table-cell office:value-type="float" office:value="3408" calcext:value-type="float">
            <text:p>3408</text:p>
          </table:table-cell>
          <table:table-cell office:value-type="string" calcext:value-type="string">
            <text:p>โพนทอง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40801" calcext:value-type="float">
            <text:p>83408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465" calcext:value-type="float">
            <text:p>340346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490" calcext:value-type="float">
            <text:p>8490</text:p>
          </table:table-cell>
          <table:table-cell office:value-type="string" calcext:value-type="string">
            <text:p>2560/09</text:p>
          </table:table-cell>
          <table:table-cell office:value-type="float" office:value="3408" calcext:value-type="float">
            <text:p>3408</text:p>
          </table:table-cell>
          <table:table-cell office:value-type="string" calcext:value-type="string">
            <text:p>โพนทอง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40801" calcext:value-type="float">
            <text:p>83408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3408" calcext:value-type="float">
            <text:p>8103408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2560/08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บ้านโป่ง</text:p>
          </table:table-cell>
          <table:table-cell office:value-type="float" office:value="3214787" calcext:value-type="float">
            <text:p>32147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นายวิว <text:s/>สัมฤทธิ์</text:p>
          </table:table-cell>
          <table:table-cell office:value-type="float" office:value="74550" calcext:value-type="float">
            <text:p>74550</text:p>
          </table:table-cell>
          <table:table-cell office:value-type="float" office:value="85890" calcext:value-type="float">
            <text:p>85890</text:p>
          </table:table-cell>
          <table:table-cell office:value-type="float" office:value="86.79" calcext:value-type="float">
            <text:p>86.79</text:p>
          </table:table-cell>
          <table:table-cell office:value-type="float" office:value="3214787" calcext:value-type="float">
            <text:p>3214787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นายวิว <text:s/>สัมฤทธิ์</text:p>
          </table:table-cell>
          <table:table-cell office:value-type="float" office:value="42300" calcext:value-type="float">
            <text:p>42300</text:p>
          </table:table-cell>
          <table:table-cell office:value-type="float" office:value="48930" calcext:value-type="float">
            <text:p>48930</text:p>
          </table:table-cell>
          <table:table-cell office:value-type="float" office:value="86.45" calcext:value-type="float">
            <text:p>86.45</text:p>
          </table:table-cell>
          <table:table-cell office:value-type="float" office:value="4802576" calcext:value-type="float">
            <text:p>4802576</text:p>
          </table:table-cell>
          <table:table-cell office:value-type="float" office:value="9014" calcext:value-type="float">
            <text:p>9014</text:p>
          </table:table-cell>
          <table:table-cell office:value-type="string" calcext:value-type="string">
            <text:p>น.ส.วนิดา สัมฤทธิ์</text:p>
          </table:table-cell>
          <table:table-cell table:number-columns-repeated="2" office:value-type="float" office:value="4630" calcext:value-type="float">
            <text:p>463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2560/08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บ้านโป่ง</text:p>
          </table:table-cell>
          <table:table-cell office:value-type="float" office:value="3214787" calcext:value-type="float">
            <text:p>32147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นายวิว <text:s/>สัมฤทธิ์</text:p>
          </table:table-cell>
          <table:table-cell office:value-type="float" office:value="74550" calcext:value-type="float">
            <text:p>74550</text:p>
          </table:table-cell>
          <table:table-cell office:value-type="float" office:value="85890" calcext:value-type="float">
            <text:p>85890</text:p>
          </table:table-cell>
          <table:table-cell office:value-type="float" office:value="86.79" calcext:value-type="float">
            <text:p>86.79</text:p>
          </table:table-cell>
          <table:table-cell/>
          <table:table-cell office:value-type="float" office:value="87000" calcext:value-type="float">
            <text:p>87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2560/08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บ้านโป่ง</text:p>
          </table:table-cell>
          <table:table-cell office:value-type="float" office:value="5002773" calcext:value-type="float">
            <text:p>50027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364" calcext:value-type="float">
            <text:p>340336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2560/08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บ้านโป่ง</text:p>
          </table:table-cell>
          <table:table-cell office:value-type="float" office:value="5002773" calcext:value-type="float">
            <text:p>50027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1009" calcext:value-type="float">
            <text:p>810100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2560/08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โพธาราม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365" calcext:value-type="float">
            <text:p>340336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365" calcext:value-type="float">
            <text:p>340336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2560/08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เพชรบุรี</text:p>
          </table:table-cell>
          <table:table-cell office:value-type="float" office:value="3810950" calcext:value-type="float">
            <text:p>38109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370" calcext:value-type="float">
            <text:p>340337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370" calcext:value-type="float">
            <text:p>340337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2560/08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เพชรบุรี</text:p>
          </table:table-cell>
          <table:table-cell office:value-type="float" office:value="3810950" calcext:value-type="float">
            <text:p>38109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370" calcext:value-type="float">
            <text:p>340337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2700" calcext:value-type="float">
            <text:p>810270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2560/08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เพชรบุรี</text:p>
          </table:table-cell>
          <table:table-cell office:value-type="float" office:value="3810950" calcext:value-type="float">
            <text:p>38109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8000" calcext:value-type="float">
            <text:p>98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1633" calcext:value-type="float">
            <text:p>11633</text:p>
          </table:table-cell>
          <table:table-cell office:value-type="string" calcext:value-type="string">
            <text:p>2560/11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พังงา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40001" calcext:value-type="float">
            <text:p>84400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4400" calcext:value-type="float">
            <text:p>810440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3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string" calcext:value-type="string">
            <text:p>2560/08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บ้านแหลม</text:p>
          </table:table-cell>
          <table:table-cell office:value-type="float" office:value="5500443" calcext:value-type="float">
            <text:p>55004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10301" calcext:value-type="float">
            <text:p>91103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371" calcext:value-type="float">
            <text:p>340337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2560/08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บ้านแหลม</text:p>
          </table:table-cell>
          <table:table-cell office:value-type="float" office:value="5500443" calcext:value-type="float">
            <text:p>55004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10301" calcext:value-type="float">
            <text:p>91103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1103" calcext:value-type="float">
            <text:p>8101103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string" calcext:value-type="string">
            <text:p>2560/08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ชะอำ</text:p>
          </table:table-cell>
          <table:table-cell office:value-type="float" office:value="5800033" calcext:value-type="float">
            <text:p>5800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00033" calcext:value-type="float">
            <text:p>5800033</text:p>
          </table:table-cell>
          <table:table-cell office:value-type="float" office:value="52000" calcext:value-type="float">
            <text:p>52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04951" calcext:value-type="float">
            <text:p>4104951</text:p>
          </table:table-cell>
          <table:table-cell office:value-type="float" office:value="52060" calcext:value-type="float">
            <text:p>52060</text:p>
          </table:table-cell>
          <table:table-cell office:value-type="string" calcext:value-type="string">
            <text:p>นางอุดร รุ่งสว่าง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string" calcext:value-type="string">
            <text:p>2560/08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ชะอำ</text:p>
          </table:table-cell>
          <table:table-cell office:value-type="float" office:value="5800033" calcext:value-type="float">
            <text:p>5800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00033" calcext:value-type="float">
            <text:p>5800033</text:p>
          </table:table-cell>
          <table:table-cell office:value-type="float" office:value="52000" calcext:value-type="float">
            <text:p>52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2846" calcext:value-type="float">
            <text:p>4202846</text:p>
          </table:table-cell>
          <table:table-cell office:value-type="float" office:value="52071" calcext:value-type="float">
            <text:p>52071</text:p>
          </table:table-cell>
          <table:table-cell office:value-type="string" calcext:value-type="string">
            <text:p>นายปรีชา กลิ่นหอม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string" calcext:value-type="string">
            <text:p>2560/08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ชะอำ</text:p>
          </table:table-cell>
          <table:table-cell office:value-type="float" office:value="5800033" calcext:value-type="float">
            <text:p>5800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0401" calcext:value-type="float">
            <text:p>81104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372" calcext:value-type="float">
            <text:p>340337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string" calcext:value-type="string">
            <text:p>2560/08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ชะอำ</text:p>
          </table:table-cell>
          <table:table-cell office:value-type="float" office:value="5800033" calcext:value-type="float">
            <text:p>5800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0401" calcext:value-type="float">
            <text:p>81104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1104" calcext:value-type="float">
            <text:p>8101104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string" calcext:value-type="string">
            <text:p>2560/08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ท่ายาง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373" calcext:value-type="float">
            <text:p>3403373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string" calcext:value-type="string">
            <text:p>2560/08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ท่ายาง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1106" calcext:value-type="float">
            <text:p>8101106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291" calcext:value-type="float">
            <text:p>8291</text:p>
          </table:table-cell>
          <table:table-cell office:value-type="string" calcext:value-type="string">
            <text:p>2560/07</text:p>
          </table:table-cell>
          <table:table-cell office:value-type="float" office:value="3406" calcext:value-type="float">
            <text:p>3406</text:p>
          </table:table-cell>
          <table:table-cell office:value-type="string" calcext:value-type="string">
            <text:p>เสลภูมิ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1063" calcext:value-type="float">
            <text:p>3601063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601063" calcext:value-type="float">
            <text:p>3601063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292" calcext:value-type="float">
            <text:p>8292</text:p>
          </table:table-cell>
          <table:table-cell office:value-type="string" calcext:value-type="string">
            <text:p>2560/07</text:p>
          </table:table-cell>
          <table:table-cell office:value-type="float" office:value="3406" calcext:value-type="float">
            <text:p>3406</text:p>
          </table:table-cell>
          <table:table-cell office:value-type="string" calcext:value-type="string">
            <text:p>เสลภูมิ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1063" calcext:value-type="float">
            <text:p>3601063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3406" calcext:value-type="float">
            <text:p>8103406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293" calcext:value-type="float">
            <text:p>8293</text:p>
          </table:table-cell>
          <table:table-cell office:value-type="string" calcext:value-type="string">
            <text:p>2560/07</text:p>
          </table:table-cell>
          <table:table-cell office:value-type="float" office:value="3406" calcext:value-type="float">
            <text:p>3406</text:p>
          </table:table-cell>
          <table:table-cell office:value-type="string" calcext:value-type="string">
            <text:p>เสลภูมิ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6000" calcext:value-type="float">
            <text:p>86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484" calcext:value-type="float">
            <text:p>8484</text:p>
          </table:table-cell>
          <table:table-cell office:value-type="string" calcext:value-type="string">
            <text:p>2560/07</text:p>
          </table:table-cell>
          <table:table-cell office:value-type="float" office:value="3408" calcext:value-type="float">
            <text:p>3408</text:p>
          </table:table-cell>
          <table:table-cell office:value-type="string" calcext:value-type="string">
            <text:p>โพนทอง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40801" calcext:value-type="float">
            <text:p>83408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465" calcext:value-type="float">
            <text:p>340346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485" calcext:value-type="float">
            <text:p>8485</text:p>
          </table:table-cell>
          <table:table-cell office:value-type="string" calcext:value-type="string">
            <text:p>2560/07</text:p>
          </table:table-cell>
          <table:table-cell office:value-type="float" office:value="3408" calcext:value-type="float">
            <text:p>3408</text:p>
          </table:table-cell>
          <table:table-cell office:value-type="string" calcext:value-type="string">
            <text:p>โพนทอง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40801" calcext:value-type="float">
            <text:p>83408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3408" calcext:value-type="float">
            <text:p>8103408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501" calcext:value-type="float">
            <text:p>8501</text:p>
          </table:table-cell>
          <table:table-cell office:value-type="string" calcext:value-type="string">
            <text:p>2560/07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มหาสารคาม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500" calcext:value-type="float">
            <text:p>235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467" calcext:value-type="float">
            <text:p>340346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502" calcext:value-type="float">
            <text:p>8502</text:p>
          </table:table-cell>
          <table:table-cell office:value-type="string" calcext:value-type="string">
            <text:p>2560/07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มหาสารคาม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500" calcext:value-type="float">
            <text:p>235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3500" calcext:value-type="float">
            <text:p>810350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2560/1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สระบุรี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3350" calcext:value-type="float">
            <text:p>8003350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900148" calcext:value-type="float">
            <text:p>5900148</text:p>
          </table:table-cell>
          <table:table-cell office:value-type="float" office:value="24074" calcext:value-type="float">
            <text:p>24074</text:p>
          </table:table-cell>
          <table:table-cell office:value-type="string" calcext:value-type="string">
            <text:p>นายธนบดี มาลา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083" calcext:value-type="float">
            <text:p>8083</text:p>
          </table:table-cell>
          <table:table-cell office:value-type="string" calcext:value-type="string">
            <text:p>2560/06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ชัยภูมิ</text:p>
          </table:table-cell>
          <table:table-cell office:value-type="float" office:value="4400413" calcext:value-type="float">
            <text:p>4400413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3460" calcext:value-type="float">
            <text:p>800346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460" calcext:value-type="float">
            <text:p>340346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084" calcext:value-type="float">
            <text:p>8084</text:p>
          </table:table-cell>
          <table:table-cell office:value-type="string" calcext:value-type="string">
            <text:p>2560/06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ชัยภูมิ</text:p>
          </table:table-cell>
          <table:table-cell office:value-type="float" office:value="4400413" calcext:value-type="float">
            <text:p>4400413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3460" calcext:value-type="float">
            <text:p>800346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3300" calcext:value-type="float">
            <text:p>810330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085" calcext:value-type="float">
            <text:p>8085</text:p>
          </table:table-cell>
          <table:table-cell office:value-type="string" calcext:value-type="string">
            <text:p>2560/06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ชัยภูมิ</text:p>
          </table:table-cell>
          <table:table-cell office:value-type="float" office:value="4400413" calcext:value-type="float">
            <text:p>4400413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8000" calcext:value-type="float">
            <text:p>98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259" calcext:value-type="float">
            <text:p>8259</text:p>
          </table:table-cell>
          <table:table-cell office:value-type="string" calcext:value-type="string">
            <text:p>2560/06</text:p>
          </table:table-cell>
          <table:table-cell office:value-type="float" office:value="3406" calcext:value-type="float">
            <text:p>3406</text:p>
          </table:table-cell>
          <table:table-cell office:value-type="string" calcext:value-type="string">
            <text:p>เสลภูมิ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1063" calcext:value-type="float">
            <text:p>3601063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601063" calcext:value-type="float">
            <text:p>3601063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260" calcext:value-type="float">
            <text:p>8260</text:p>
          </table:table-cell>
          <table:table-cell office:value-type="string" calcext:value-type="string">
            <text:p>2560/06</text:p>
          </table:table-cell>
          <table:table-cell office:value-type="float" office:value="3406" calcext:value-type="float">
            <text:p>3406</text:p>
          </table:table-cell>
          <table:table-cell office:value-type="string" calcext:value-type="string">
            <text:p>เสลภูมิ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1063" calcext:value-type="float">
            <text:p>3601063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3406" calcext:value-type="float">
            <text:p>8103406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261" calcext:value-type="float">
            <text:p>8261</text:p>
          </table:table-cell>
          <table:table-cell office:value-type="string" calcext:value-type="string">
            <text:p>2560/06</text:p>
          </table:table-cell>
          <table:table-cell office:value-type="float" office:value="3406" calcext:value-type="float">
            <text:p>3406</text:p>
          </table:table-cell>
          <table:table-cell office:value-type="string" calcext:value-type="string">
            <text:p>เสลภูมิ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6000" calcext:value-type="float">
            <text:p>86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2560/1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สระบุรี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8000" calcext:value-type="float">
            <text:p>98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448" calcext:value-type="float">
            <text:p>8448</text:p>
          </table:table-cell>
          <table:table-cell office:value-type="string" calcext:value-type="string">
            <text:p>2560/06</text:p>
          </table:table-cell>
          <table:table-cell office:value-type="float" office:value="3408" calcext:value-type="float">
            <text:p>3408</text:p>
          </table:table-cell>
          <table:table-cell office:value-type="string" calcext:value-type="string">
            <text:p>โพนทอง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40801" calcext:value-type="float">
            <text:p>83408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465" calcext:value-type="float">
            <text:p>340346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449" calcext:value-type="float">
            <text:p>8449</text:p>
          </table:table-cell>
          <table:table-cell office:value-type="string" calcext:value-type="string">
            <text:p>2560/06</text:p>
          </table:table-cell>
          <table:table-cell office:value-type="float" office:value="3408" calcext:value-type="float">
            <text:p>3408</text:p>
          </table:table-cell>
          <table:table-cell office:value-type="string" calcext:value-type="string">
            <text:p>โพนทอง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40801" calcext:value-type="float">
            <text:p>83408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3408" calcext:value-type="float">
            <text:p>8103408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465" calcext:value-type="float">
            <text:p>8465</text:p>
          </table:table-cell>
          <table:table-cell office:value-type="string" calcext:value-type="string">
            <text:p>2560/06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มหาสารคาม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500" calcext:value-type="float">
            <text:p>235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467" calcext:value-type="float">
            <text:p>340346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466" calcext:value-type="float">
            <text:p>8466</text:p>
          </table:table-cell>
          <table:table-cell office:value-type="string" calcext:value-type="string">
            <text:p>2560/06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มหาสารคาม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500" calcext:value-type="float">
            <text:p>235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3500" calcext:value-type="float">
            <text:p>810350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2560/18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แก่งคอย</text:p>
          </table:table-cell>
          <table:table-cell office:value-type="float" office:value="3409942" calcext:value-type="float">
            <text:p>34099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352" calcext:value-type="float">
            <text:p>340335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352" calcext:value-type="float">
            <text:p>340335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2560/05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ลพบุรี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70001" calcext:value-type="float">
            <text:p>80700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345" calcext:value-type="float">
            <text:p>340334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2560/05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โคกสำโรง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346" calcext:value-type="float">
            <text:p>340334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346" calcext:value-type="float">
            <text:p>340334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2560/05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โคกสำโรง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346" calcext:value-type="float">
            <text:p>340334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0702" calcext:value-type="float">
            <text:p>8100702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2560/05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โคกสำโรง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2928" calcext:value-type="float">
            <text:p>4202928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นายวิเชียร พุ่มพวง</text:p>
          </table:table-cell>
          <table:table-cell office:value-type="float" office:value="24390" calcext:value-type="float">
            <text:p>24390</text:p>
          </table:table-cell>
          <table:table-cell office:value-type="float" office:value="31720" calcext:value-type="float">
            <text:p>31720</text:p>
          </table:table-cell>
          <table:table-cell office:value-type="float" office:value="76.89" calcext:value-type="float">
            <text:p>76.89</text:p>
          </table:table-cell>
          <table:table-cell office:value-type="float" office:value="4202928" calcext:value-type="float">
            <text:p>4202928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นายวิเชียร พุ่มพวง</text:p>
          </table:table-cell>
          <table:table-cell office:value-type="float" office:value="23390" calcext:value-type="float">
            <text:p>23390</text:p>
          </table:table-cell>
          <table:table-cell office:value-type="float" office:value="30720" calcext:value-type="float">
            <text:p>30720</text:p>
          </table:table-cell>
          <table:table-cell office:value-type="float" office:value="76.13" calcext:value-type="float">
            <text:p>76.13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2560/18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แก่งคอย</text:p>
          </table:table-cell>
          <table:table-cell office:value-type="float" office:value="3409942" calcext:value-type="float">
            <text:p>34099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352" calcext:value-type="float">
            <text:p>340335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0805" calcext:value-type="float">
            <text:p>8100805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2560/05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ชัยบาดาล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70701" calcext:value-type="float">
            <text:p>80707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349" calcext:value-type="float">
            <text:p>340334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2560/05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ชัยบาดาล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70701" calcext:value-type="float">
            <text:p>80707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0707" calcext:value-type="float">
            <text:p>8100707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2560/05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ชัยบาดาล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9000" calcext:value-type="float">
            <text:p>89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2560/0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สระบุรี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350" calcext:value-type="float">
            <text:p>34033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2560/0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สระบุรี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0800" calcext:value-type="float">
            <text:p>810080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2560/0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สระบุรี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00262" calcext:value-type="float">
            <text:p>5900262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นายอนุชา แดงฉาน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00262" calcext:value-type="float">
            <text:p>5900262</text:p>
          </table:table-cell>
          <table:table-cell office:value-type="float" office:value="72001" calcext:value-type="float">
            <text:p>72001</text:p>
          </table:table-cell>
          <table:table-cell office:value-type="string" calcext:value-type="string">
            <text:p>นายอนุชา แดงฉาน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2560/0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สระบุรี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8000" calcext:value-type="float">
            <text:p>98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2560/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แก่งคอย</text:p>
          </table:table-cell>
          <table:table-cell office:value-type="float" office:value="3409942" calcext:value-type="float">
            <text:p>34099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352" calcext:value-type="float">
            <text:p>340335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352" calcext:value-type="float">
            <text:p>340335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2560/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แก่งคอย</text:p>
          </table:table-cell>
          <table:table-cell office:value-type="float" office:value="3409942" calcext:value-type="float">
            <text:p>34099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352" calcext:value-type="float">
            <text:p>340335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0805" calcext:value-type="float">
            <text:p>8100805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0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2560/0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กาญจนบุรี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0122" calcext:value-type="float">
            <text:p>3000122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2560/0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กาญจนบุรี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355" calcext:value-type="float">
            <text:p>340335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355" calcext:value-type="float">
            <text:p>340335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2560/0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กาญจนบุรี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5000" calcext:value-type="float">
            <text:p>85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2560/0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กาญจนบุรี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8000" calcext:value-type="float">
            <text:p>98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2560/05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ท่ามะกา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357" calcext:value-type="float">
            <text:p>340335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357" calcext:value-type="float">
            <text:p>340335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2560/05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ท่ามะกา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357" calcext:value-type="float">
            <text:p>340335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0905" calcext:value-type="float">
            <text:p>8100905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string" calcext:value-type="string">
            <text:p>2560/04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สกลนคร</text:p>
          </table:table-cell>
          <table:table-cell office:value-type="float" office:value="3605300" calcext:value-type="float">
            <text:p>3605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436" calcext:value-type="float">
            <text:p>340343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5421" calcext:value-type="float">
            <text:p>5421</text:p>
          </table:table-cell>
          <table:table-cell office:value-type="string" calcext:value-type="string">
            <text:p>2560/04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สกลนคร</text:p>
          </table:table-cell>
          <table:table-cell office:value-type="float" office:value="3605300" calcext:value-type="float">
            <text:p>3605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2900" calcext:value-type="float">
            <text:p>810290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5462" calcext:value-type="float">
            <text:p>5462</text:p>
          </table:table-cell>
          <table:table-cell office:value-type="string" calcext:value-type="string">
            <text:p>2560/04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สกลนคร</text:p>
          </table:table-cell>
          <table:table-cell office:value-type="float" office:value="3605300" calcext:value-type="float">
            <text:p>3605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01591" calcext:value-type="float">
            <text:p>4501591</text:p>
          </table:table-cell>
          <table:table-cell office:value-type="float" office:value="91000" calcext:value-type="float">
            <text:p>91000</text:p>
          </table:table-cell>
          <table:table-cell office:value-type="string" calcext:value-type="string">
            <text:p>นางบังอร การุญ</text:p>
          </table:table-cell>
          <table:table-cell office:value-type="float" office:value="28660" calcext:value-type="float">
            <text:p>28660</text:p>
          </table:table-cell>
          <table:table-cell office:value-type="float" office:value="37590" calcext:value-type="float">
            <text:p>37590</text:p>
          </table:table-cell>
          <table:table-cell office:value-type="float" office:value="76.24" calcext:value-type="float">
            <text:p>76.24</text:p>
          </table:table-cell>
          <table:table-cell office:value-type="float" office:value="4501591" calcext:value-type="float">
            <text:p>4501591</text:p>
          </table:table-cell>
          <table:table-cell office:value-type="float" office:value="91001" calcext:value-type="float">
            <text:p>91001</text:p>
          </table:table-cell>
          <table:table-cell office:value-type="string" calcext:value-type="string">
            <text:p>นางบังอร การุญ</text:p>
          </table:table-cell>
          <table:table-cell office:value-type="float" office:value="28660" calcext:value-type="float">
            <text:p>28660</text:p>
          </table:table-cell>
          <table:table-cell office:value-type="float" office:value="37590" calcext:value-type="float">
            <text:p>37590</text:p>
          </table:table-cell>
          <table:table-cell office:value-type="float" office:value="76.24" calcext:value-type="float">
            <text:p>76.2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5464" calcext:value-type="float">
            <text:p>5464</text:p>
          </table:table-cell>
          <table:table-cell office:value-type="string" calcext:value-type="string">
            <text:p>2560/04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สกลนคร</text:p>
          </table:table-cell>
          <table:table-cell office:value-type="float" office:value="3605300" calcext:value-type="float">
            <text:p>3605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01591" calcext:value-type="float">
            <text:p>4501591</text:p>
          </table:table-cell>
          <table:table-cell office:value-type="float" office:value="91000" calcext:value-type="float">
            <text:p>91000</text:p>
          </table:table-cell>
          <table:table-cell office:value-type="string" calcext:value-type="string">
            <text:p>นางบังอร การุญ</text:p>
          </table:table-cell>
          <table:table-cell office:value-type="float" office:value="28660" calcext:value-type="float">
            <text:p>28660</text:p>
          </table:table-cell>
          <table:table-cell office:value-type="float" office:value="37590" calcext:value-type="float">
            <text:p>37590</text:p>
          </table:table-cell>
          <table:table-cell office:value-type="float" office:value="76.24" calcext:value-type="float">
            <text:p>76.24</text:p>
          </table:table-cell>
          <table:table-cell office:value-type="float" office:value="5900563" calcext:value-type="float">
            <text:p>5900563</text:p>
          </table:table-cell>
          <table:table-cell office:value-type="float" office:value="91017" calcext:value-type="float">
            <text:p>91017</text:p>
          </table:table-cell>
          <table:table-cell office:value-type="string" calcext:value-type="string">
            <text:p>นางเสาวภา การุญ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5490" calcext:value-type="float">
            <text:p>5490</text:p>
          </table:table-cell>
          <table:table-cell office:value-type="string" calcext:value-type="string">
            <text:p>2560/04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สกลนคร</text:p>
          </table:table-cell>
          <table:table-cell office:value-type="float" office:value="3605300" calcext:value-type="float">
            <text:p>3605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4000" calcext:value-type="float">
            <text:p>94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5621" calcext:value-type="float">
            <text:p>5621</text:p>
          </table:table-cell>
          <table:table-cell office:value-type="string" calcext:value-type="string">
            <text:p>2560/04</text:p>
          </table:table-cell>
          <table:table-cell office:value-type="float" office:value="2904" calcext:value-type="float">
            <text:p>2904</text:p>
          </table:table-cell>
          <table:table-cell office:value-type="string" calcext:value-type="string">
            <text:p>สว่างแดนดิน</text:p>
          </table:table-cell>
          <table:table-cell office:value-type="float" office:value="7290401" calcext:value-type="float">
            <text:p>7290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612" calcext:value-type="float">
            <text:p>340361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612" calcext:value-type="float">
            <text:p>340361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5622" calcext:value-type="float">
            <text:p>5622</text:p>
          </table:table-cell>
          <table:table-cell office:value-type="string" calcext:value-type="string">
            <text:p>2560/04</text:p>
          </table:table-cell>
          <table:table-cell office:value-type="float" office:value="2904" calcext:value-type="float">
            <text:p>2904</text:p>
          </table:table-cell>
          <table:table-cell office:value-type="string" calcext:value-type="string">
            <text:p>สว่างแดนดิน</text:p>
          </table:table-cell>
          <table:table-cell office:value-type="float" office:value="7290401" calcext:value-type="float">
            <text:p>7290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612" calcext:value-type="float">
            <text:p>340361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2904" calcext:value-type="float">
            <text:p>8102904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5759" calcext:value-type="float">
            <text:p>5759</text:p>
          </table:table-cell>
          <table:table-cell office:value-type="string" calcext:value-type="string">
            <text:p>2560/04</text:p>
          </table:table-cell>
          <table:table-cell office:value-type="float" office:value="2910" calcext:value-type="float">
            <text:p>2910</text:p>
          </table:table-cell>
          <table:table-cell office:value-type="string" calcext:value-type="string">
            <text:p>พังโคน</text:p>
          </table:table-cell>
          <table:table-cell office:value-type="float" office:value="5300064" calcext:value-type="float">
            <text:p>53000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2910" calcext:value-type="float">
            <text:p>810291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5758" calcext:value-type="float">
            <text:p>5758</text:p>
          </table:table-cell>
          <table:table-cell office:value-type="string" calcext:value-type="string">
            <text:p>2560/04</text:p>
          </table:table-cell>
          <table:table-cell office:value-type="float" office:value="2910" calcext:value-type="float">
            <text:p>2910</text:p>
          </table:table-cell>
          <table:table-cell office:value-type="string" calcext:value-type="string">
            <text:p>พังโคน</text:p>
          </table:table-cell>
          <table:table-cell office:value-type="float" office:value="5300064" calcext:value-type="float">
            <text:p>53000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437" calcext:value-type="float">
            <text:p>340343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5790" calcext:value-type="float">
            <text:p>5790</text:p>
          </table:table-cell>
          <table:table-cell office:value-type="string" calcext:value-type="string">
            <text:p>2560/04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ขอนแก่น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000" calcext:value-type="float">
            <text:p>230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438" calcext:value-type="float">
            <text:p>340343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5791" calcext:value-type="float">
            <text:p>5791</text:p>
          </table:table-cell>
          <table:table-cell office:value-type="string" calcext:value-type="string">
            <text:p>2560/04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ขอนแก่น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000" calcext:value-type="float">
            <text:p>230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3000" calcext:value-type="float">
            <text:p>810300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5844" calcext:value-type="float">
            <text:p>5844</text:p>
          </table:table-cell>
          <table:table-cell office:value-type="string" calcext:value-type="string">
            <text:p>2560/04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ขอนแก่น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8000" calcext:value-type="float">
            <text:p>98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string" calcext:value-type="string">
            <text:p>2560/17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สองพี่น้อง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0401" calcext:value-type="float">
            <text:p>81204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378" calcext:value-type="float">
            <text:p>340337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string" calcext:value-type="string">
            <text:p>2560/17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สองพี่น้อง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0401" calcext:value-type="float">
            <text:p>81204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1204" calcext:value-type="float">
            <text:p>8101204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string" calcext:value-type="string">
            <text:p>2560/17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สองพี่น้อง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7000" calcext:value-type="float">
            <text:p>87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string" calcext:value-type="string">
            <text:p>2560/17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เดิมบางนางบวช</text:p>
          </table:table-cell>
          <table:table-cell office:value-type="float" office:value="4701693" calcext:value-type="float">
            <text:p>47016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380" calcext:value-type="float">
            <text:p>340338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380" calcext:value-type="float">
            <text:p>340338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string" calcext:value-type="string">
            <text:p>2560/17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เดิมบางนางบวช</text:p>
          </table:table-cell>
          <table:table-cell office:value-type="float" office:value="4701693" calcext:value-type="float">
            <text:p>47016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380" calcext:value-type="float">
            <text:p>340338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1206" calcext:value-type="float">
            <text:p>8101206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string" calcext:value-type="string">
            <text:p>2560/17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เดิมบางนางบวช</text:p>
          </table:table-cell>
          <table:table-cell office:value-type="float" office:value="4701693" calcext:value-type="float">
            <text:p>47016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9000" calcext:value-type="float">
            <text:p>89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2560/17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อู่ทอง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3382" calcext:value-type="float">
            <text:p>800338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382" calcext:value-type="float">
            <text:p>340338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2560/17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อู่ทอง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3382" calcext:value-type="float">
            <text:p>800338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1208" calcext:value-type="float">
            <text:p>8101208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string" calcext:value-type="string">
            <text:p>2560/17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ด่านช้าง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620" calcext:value-type="float">
            <text:p>340362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620" calcext:value-type="float">
            <text:p>340362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string" calcext:value-type="string">
            <text:p>2560/17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อ่างทอง</text:p>
          </table:table-cell>
          <table:table-cell office:value-type="float" office:value="3810535" calcext:value-type="float">
            <text:p>38105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10535" calcext:value-type="float">
            <text:p>381053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2560/17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อ่างทอง</text:p>
          </table:table-cell>
          <table:table-cell office:value-type="float" office:value="3810535" calcext:value-type="float">
            <text:p>38105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30001" calcext:value-type="float">
            <text:p>81300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387" calcext:value-type="float">
            <text:p>340338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2560/17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อ่างทอง</text:p>
          </table:table-cell>
          <table:table-cell office:value-type="float" office:value="3810535" calcext:value-type="float">
            <text:p>38105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30001" calcext:value-type="float">
            <text:p>81300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1300" calcext:value-type="float">
            <text:p>810130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string" calcext:value-type="string">
            <text:p>2560/17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ป่าโมก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388" calcext:value-type="float">
            <text:p>340338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388" calcext:value-type="float">
            <text:p>340338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2560/17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ป่าโมก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388" calcext:value-type="float">
            <text:p>340338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1304" calcext:value-type="float">
            <text:p>8101304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string" calcext:value-type="string">
            <text:p>2560/17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ชัยนาท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391" calcext:value-type="float">
            <text:p>340339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1400" calcext:value-type="float">
            <text:p>810140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string" calcext:value-type="string">
            <text:p>2560/17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ป่าโมก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9000" calcext:value-type="float">
            <text:p>89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60346" calcext:value-type="float">
            <text:p>5860346</text:p>
          </table:table-cell>
          <table:table-cell office:value-type="float" office:value="89008" calcext:value-type="float">
            <text:p>89008</text:p>
          </table:table-cell>
          <table:table-cell office:value-type="string" calcext:value-type="string">
            <text:p>นางคำนึง สุดใจ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string" calcext:value-type="string">
            <text:p>2560/17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ชัยนาท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391" calcext:value-type="float">
            <text:p>340339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391" calcext:value-type="float">
            <text:p>340339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2560/18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ชัยบาดาล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70701" calcext:value-type="float">
            <text:p>80707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349" calcext:value-type="float">
            <text:p>340334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2560/18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ชัยบาดาล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70701" calcext:value-type="float">
            <text:p>80707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0707" calcext:value-type="float">
            <text:p>8100707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2560/18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ชัยบาดาล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9000" calcext:value-type="float">
            <text:p>89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2560/1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สระบุรี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3350" calcext:value-type="float">
            <text:p>8003350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41667" calcext:value-type="float">
            <text:p>3241667</text:p>
          </table:table-cell>
          <table:table-cell office:value-type="float" office:value="24073" calcext:value-type="float">
            <text:p>24073</text:p>
          </table:table-cell>
          <table:table-cell office:value-type="string" calcext:value-type="string">
            <text:p>นางสายบัว <text:s/>สมประสงค์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2560/1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กาญจนบุรี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0122" calcext:value-type="float">
            <text:p>3000122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2560/1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กาญจนบุรี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355" calcext:value-type="float">
            <text:p>340335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355" calcext:value-type="float">
            <text:p>340335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2560/1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กาญจนบุรี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5000" calcext:value-type="float">
            <text:p>85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2560/1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กาญจนบุรี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8000" calcext:value-type="float">
            <text:p>98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2560/18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ท่ามะกา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357" calcext:value-type="float">
            <text:p>340335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357" calcext:value-type="float">
            <text:p>340335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2560/18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ท่ามะกา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357" calcext:value-type="float">
            <text:p>340335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0905" calcext:value-type="float">
            <text:p>8100905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2560/18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ท่ามะกา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9000" calcext:value-type="float">
            <text:p>89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2560/1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ราชบุรี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2830" calcext:value-type="float">
            <text:p>350283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นายมนต์ สำแดง</text:p>
          </table:table-cell>
          <table:table-cell office:value-type="float" office:value="19040" calcext:value-type="float">
            <text:p>19040</text:p>
          </table:table-cell>
          <table:table-cell office:value-type="float" office:value="24240" calcext:value-type="float">
            <text:p>24240</text:p>
          </table:table-cell>
          <table:table-cell office:value-type="float" office:value="78.54" calcext:value-type="float">
            <text:p>78.54</text:p>
          </table:table-cell>
          <table:table-cell office:value-type="float" office:value="3502830" calcext:value-type="float">
            <text:p>3502830</text:p>
          </table:table-cell>
          <table:table-cell office:value-type="float" office:value="7007" calcext:value-type="float">
            <text:p>7007</text:p>
          </table:table-cell>
          <table:table-cell office:value-type="string" calcext:value-type="string">
            <text:p>นายมนต์ สำแดง</text:p>
          </table:table-cell>
          <table:table-cell office:value-type="float" office:value="12840" calcext:value-type="float">
            <text:p>12840</text:p>
          </table:table-cell>
          <table:table-cell office:value-type="float" office:value="17040" calcext:value-type="float">
            <text:p>17040</text:p>
          </table:table-cell>
          <table:table-cell office:value-type="float" office:value="75.35" calcext:value-type="float">
            <text:p>75.35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2560/1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ราชบุรี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2830" calcext:value-type="float">
            <text:p>350283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นายมนต์ สำแดง</text:p>
          </table:table-cell>
          <table:table-cell office:value-type="float" office:value="19040" calcext:value-type="float">
            <text:p>19040</text:p>
          </table:table-cell>
          <table:table-cell office:value-type="float" office:value="24240" calcext:value-type="float">
            <text:p>24240</text:p>
          </table:table-cell>
          <table:table-cell office:value-type="float" office:value="78.54" calcext:value-type="float">
            <text:p>78.54</text:p>
          </table:table-cell>
          <table:table-cell office:value-type="float" office:value="3903804" calcext:value-type="float">
            <text:p>3903804</text:p>
          </table:table-cell>
          <table:table-cell office:value-type="float" office:value="7008" calcext:value-type="float">
            <text:p>7008</text:p>
          </table:table-cell>
          <table:table-cell office:value-type="string" calcext:value-type="string">
            <text:p>นายมณฑล แสงจันทร์</text:p>
          </table:table-cell>
          <table:table-cell table:number-columns-repeated="2" office:value-type="float" office:value="2200" calcext:value-type="float">
            <text:p>22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2560/1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ราชบุรี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2830" calcext:value-type="float">
            <text:p>350283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นายมนต์ สำแดง</text:p>
          </table:table-cell>
          <table:table-cell office:value-type="float" office:value="19040" calcext:value-type="float">
            <text:p>19040</text:p>
          </table:table-cell>
          <table:table-cell office:value-type="float" office:value="24240" calcext:value-type="float">
            <text:p>24240</text:p>
          </table:table-cell>
          <table:table-cell office:value-type="float" office:value="78.54" calcext:value-type="float">
            <text:p>78.54</text:p>
          </table:table-cell>
          <table:table-cell office:value-type="float" office:value="6000959" calcext:value-type="float">
            <text:p>6000959</text:p>
          </table:table-cell>
          <table:table-cell office:value-type="float" office:value="7011" calcext:value-type="float">
            <text:p>7011</text:p>
          </table:table-cell>
          <table:table-cell office:value-type="string" calcext:value-type="string">
            <text:p>นายศักดา สำแด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9574" calcext:value-type="float">
            <text:p>9574</text:p>
          </table:table-cell>
          <table:table-cell office:value-type="string" calcext:value-type="string">
            <text:p>2560/16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สุรินทร์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60001" calcext:value-type="float">
            <text:p>93600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471" calcext:value-type="float">
            <text:p>340347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9575" calcext:value-type="float">
            <text:p>9575</text:p>
          </table:table-cell>
          <table:table-cell office:value-type="string" calcext:value-type="string">
            <text:p>2560/16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สุรินทร์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60001" calcext:value-type="float">
            <text:p>93600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3600" calcext:value-type="float">
            <text:p>810360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9640" calcext:value-type="float">
            <text:p>9640</text:p>
          </table:table-cell>
          <table:table-cell office:value-type="string" calcext:value-type="string">
            <text:p>2560/16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ศรีสะเกษ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472" calcext:value-type="float">
            <text:p>340347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472" calcext:value-type="float">
            <text:p>340347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9641" calcext:value-type="float">
            <text:p>9641</text:p>
          </table:table-cell>
          <table:table-cell office:value-type="string" calcext:value-type="string">
            <text:p>2560/16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ศรีสะเกษ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472" calcext:value-type="float">
            <text:p>340347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3700" calcext:value-type="float">
            <text:p>810370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9661" calcext:value-type="float">
            <text:p>9661</text:p>
          </table:table-cell>
          <table:table-cell office:value-type="string" calcext:value-type="string">
            <text:p>2560/16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ศรีสะเกษ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5000" calcext:value-type="float">
            <text:p>95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9891" calcext:value-type="float">
            <text:p>9891</text:p>
          </table:table-cell>
          <table:table-cell office:value-type="string" calcext:value-type="string">
            <text:p>2560/16</text:p>
          </table:table-cell>
          <table:table-cell office:value-type="float" office:value="3708" calcext:value-type="float">
            <text:p>3708</text:p>
          </table:table-cell>
          <table:table-cell office:value-type="string" calcext:value-type="string">
            <text:p>กันทรลักษ์</text:p>
          </table:table-cell>
          <table:table-cell office:value-type="float" office:value="3502547" calcext:value-type="float">
            <text:p>35025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474" calcext:value-type="float">
            <text:p>340347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474" calcext:value-type="float">
            <text:p>340347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9271" calcext:value-type="float">
            <text:p>9271</text:p>
          </table:table-cell>
          <table:table-cell office:value-type="string" calcext:value-type="string">
            <text:p>2560/15</text:p>
          </table:table-cell>
          <table:table-cell office:value-type="float" office:value="3508" calcext:value-type="float">
            <text:p>3508</text:p>
          </table:table-cell>
          <table:table-cell office:value-type="string" calcext:value-type="string">
            <text:p>เชียงยืน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469" calcext:value-type="float">
            <text:p>340346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469" calcext:value-type="float">
            <text:p>340346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9272" calcext:value-type="float">
            <text:p>9272</text:p>
          </table:table-cell>
          <table:table-cell office:value-type="string" calcext:value-type="string">
            <text:p>2560/15</text:p>
          </table:table-cell>
          <table:table-cell office:value-type="float" office:value="3508" calcext:value-type="float">
            <text:p>3508</text:p>
          </table:table-cell>
          <table:table-cell office:value-type="string" calcext:value-type="string">
            <text:p>เชียงยืน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469" calcext:value-type="float">
            <text:p>340346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3508" calcext:value-type="float">
            <text:p>8103508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9445" calcext:value-type="float">
            <text:p>9445</text:p>
          </table:table-cell>
          <table:table-cell office:value-type="string" calcext:value-type="string">
            <text:p>2560/1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สุรินทร์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60001" calcext:value-type="float">
            <text:p>93600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471" calcext:value-type="float">
            <text:p>340347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9446" calcext:value-type="float">
            <text:p>9446</text:p>
          </table:table-cell>
          <table:table-cell office:value-type="string" calcext:value-type="string">
            <text:p>2560/1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สุรินทร์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60001" calcext:value-type="float">
            <text:p>93600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3600" calcext:value-type="float">
            <text:p>810360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9509" calcext:value-type="float">
            <text:p>9509</text:p>
          </table:table-cell>
          <table:table-cell office:value-type="string" calcext:value-type="string">
            <text:p>2560/1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ศรีสะเกษ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472" calcext:value-type="float">
            <text:p>340347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472" calcext:value-type="float">
            <text:p>340347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9510" calcext:value-type="float">
            <text:p>9510</text:p>
          </table:table-cell>
          <table:table-cell office:value-type="string" calcext:value-type="string">
            <text:p>2560/1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ศรีสะเกษ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472" calcext:value-type="float">
            <text:p>340347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3700" calcext:value-type="float">
            <text:p>810370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9634" calcext:value-type="float">
            <text:p>9634</text:p>
          </table:table-cell>
          <table:table-cell office:value-type="string" calcext:value-type="string">
            <text:p>2560/14</text:p>
          </table:table-cell>
          <table:table-cell office:value-type="float" office:value="3708" calcext:value-type="float">
            <text:p>3708</text:p>
          </table:table-cell>
          <table:table-cell office:value-type="string" calcext:value-type="string">
            <text:p>กันทรลักษ์</text:p>
          </table:table-cell>
          <table:table-cell office:value-type="float" office:value="3502547" calcext:value-type="float">
            <text:p>35025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474" calcext:value-type="float">
            <text:p>340347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474" calcext:value-type="float">
            <text:p>340347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9796" calcext:value-type="float">
            <text:p>9796</text:p>
          </table:table-cell>
          <table:table-cell office:value-type="string" calcext:value-type="string">
            <text:p>2560/14</text:p>
          </table:table-cell>
          <table:table-cell office:value-type="float" office:value="3708" calcext:value-type="float">
            <text:p>3708</text:p>
          </table:table-cell>
          <table:table-cell office:value-type="string" calcext:value-type="string">
            <text:p>กันทรลักษ์</text:p>
          </table:table-cell>
          <table:table-cell office:value-type="float" office:value="4200467" calcext:value-type="float">
            <text:p>42004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นายกรรณ กะป้อ</text:p>
          </table:table-cell>
          <table:table-cell office:value-type="float" office:value="236370" calcext:value-type="float">
            <text:p>236370</text:p>
          </table:table-cell>
          <table:table-cell office:value-type="float" office:value="369930" calcext:value-type="float">
            <text:p>369930</text:p>
          </table:table-cell>
          <table:table-cell office:value-type="float" office:value="63.89" calcext:value-type="float">
            <text:p>63.89</text:p>
          </table:table-cell>
          <table:table-cell/>
          <table:table-cell office:value-type="float" office:value="89000" calcext:value-type="float">
            <text:p>89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9945" calcext:value-type="float">
            <text:p>9945</text:p>
          </table:table-cell>
          <table:table-cell office:value-type="string" calcext:value-type="string">
            <text:p>2560/14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บุรีรัมย์</text:p>
          </table:table-cell>
          <table:table-cell office:value-type="float" office:value="4701121" calcext:value-type="float">
            <text:p>4701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80001" calcext:value-type="float">
            <text:p>83800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475" calcext:value-type="float">
            <text:p>340347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9946" calcext:value-type="float">
            <text:p>9946</text:p>
          </table:table-cell>
          <table:table-cell office:value-type="string" calcext:value-type="string">
            <text:p>2560/14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บุรีรัมย์</text:p>
          </table:table-cell>
          <table:table-cell office:value-type="float" office:value="4701121" calcext:value-type="float">
            <text:p>4701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80001" calcext:value-type="float">
            <text:p>83800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3800" calcext:value-type="float">
            <text:p>810380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9948" calcext:value-type="float">
            <text:p>9948</text:p>
          </table:table-cell>
          <table:table-cell office:value-type="string" calcext:value-type="string">
            <text:p>2560/14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บุรีรัมย์</text:p>
          </table:table-cell>
          <table:table-cell office:value-type="float" office:value="4701121" calcext:value-type="float">
            <text:p>4701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8000" calcext:value-type="float">
            <text:p>98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9928" calcext:value-type="float">
            <text:p>9928</text:p>
          </table:table-cell>
          <table:table-cell office:value-type="string" calcext:value-type="string">
            <text:p>2560/13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อุบลราชธานี</text:p>
          </table:table-cell>
          <table:table-cell office:value-type="float" office:value="4700730" calcext:value-type="float">
            <text:p>47007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7000" calcext:value-type="float">
            <text:p>87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0633" calcext:value-type="float">
            <text:p>5510633</text:p>
          </table:table-cell>
          <table:table-cell office:value-type="float" office:value="87007" calcext:value-type="float">
            <text:p>87007</text:p>
          </table:table-cell>
          <table:table-cell office:value-type="string" calcext:value-type="string">
            <text:p>นายประเสริฐ สมัครสมาน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string" calcext:value-type="string">
            <text:p>2560/14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อุบลราชธานี</text:p>
          </table:table-cell>
          <table:table-cell office:value-type="float" office:value="4700730" calcext:value-type="float">
            <text:p>47007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476" calcext:value-type="float">
            <text:p>340347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476" calcext:value-type="float">
            <text:p>340347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2560/14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อุบลราชธานี</text:p>
          </table:table-cell>
          <table:table-cell office:value-type="float" office:value="4700730" calcext:value-type="float">
            <text:p>47007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476" calcext:value-type="float">
            <text:p>340347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3900" calcext:value-type="float">
            <text:p>810390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9533" calcext:value-type="float">
            <text:p>9533</text:p>
          </table:table-cell>
          <table:table-cell office:value-type="string" calcext:value-type="string">
            <text:p>2560/13</text:p>
          </table:table-cell>
          <table:table-cell office:value-type="float" office:value="3708" calcext:value-type="float">
            <text:p>3708</text:p>
          </table:table-cell>
          <table:table-cell office:value-type="string" calcext:value-type="string">
            <text:p>กันทรลักษ์</text:p>
          </table:table-cell>
          <table:table-cell office:value-type="float" office:value="3502547" calcext:value-type="float">
            <text:p>35025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474" calcext:value-type="float">
            <text:p>340347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474" calcext:value-type="float">
            <text:p>340347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9930" calcext:value-type="float">
            <text:p>9930</text:p>
          </table:table-cell>
          <table:table-cell office:value-type="string" calcext:value-type="string">
            <text:p>2560/13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อุบลราชธานี</text:p>
          </table:table-cell>
          <table:table-cell office:value-type="float" office:value="4700730" calcext:value-type="float">
            <text:p>47007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7000" calcext:value-type="float">
            <text:p>87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11701" calcext:value-type="float">
            <text:p>5611701</text:p>
          </table:table-cell>
          <table:table-cell office:value-type="float" office:value="87008" calcext:value-type="float">
            <text:p>87008</text:p>
          </table:table-cell>
          <table:table-cell office:value-type="string" calcext:value-type="string">
            <text:p>นางนิศาชล มุงคุณ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9834" calcext:value-type="float">
            <text:p>9834</text:p>
          </table:table-cell>
          <table:table-cell office:value-type="string" calcext:value-type="string">
            <text:p>2560/13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บุรีรัมย์</text:p>
          </table:table-cell>
          <table:table-cell office:value-type="float" office:value="4701121" calcext:value-type="float">
            <text:p>4701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80001" calcext:value-type="float">
            <text:p>83800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475" calcext:value-type="float">
            <text:p>340347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9835" calcext:value-type="float">
            <text:p>9835</text:p>
          </table:table-cell>
          <table:table-cell office:value-type="string" calcext:value-type="string">
            <text:p>2560/13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บุรีรัมย์</text:p>
          </table:table-cell>
          <table:table-cell office:value-type="float" office:value="4701121" calcext:value-type="float">
            <text:p>4701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80001" calcext:value-type="float">
            <text:p>83800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3800" calcext:value-type="float">
            <text:p>810380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9837" calcext:value-type="float">
            <text:p>9837</text:p>
          </table:table-cell>
          <table:table-cell office:value-type="string" calcext:value-type="string">
            <text:p>2560/13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บุรีรัมย์</text:p>
          </table:table-cell>
          <table:table-cell office:value-type="float" office:value="4701121" calcext:value-type="float">
            <text:p>4701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8000" calcext:value-type="float">
            <text:p>98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9838" calcext:value-type="float">
            <text:p>9838</text:p>
          </table:table-cell>
          <table:table-cell office:value-type="string" calcext:value-type="string">
            <text:p>2560/13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บุรีรัมย์</text:p>
          </table:table-cell>
          <table:table-cell office:value-type="float" office:value="5501549" calcext:value-type="float">
            <text:p>55015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นางน้ำพุ ความสุขุม</text:p>
          </table:table-cell>
          <table:table-cell office:value-type="float" office:value="27890" calcext:value-type="float">
            <text:p>27890</text:p>
          </table:table-cell>
          <table:table-cell office:value-type="float" office:value="38150" calcext:value-type="float">
            <text:p>38150</text:p>
          </table:table-cell>
          <table:table-cell office:value-type="float" office:value="73.1" calcext:value-type="float">
            <text:p>73.1</text:p>
          </table:table-cell>
          <table:table-cell/>
          <table:table-cell office:value-type="float" office:value="13000" calcext:value-type="float">
            <text:p>13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9898" calcext:value-type="float">
            <text:p>9898</text:p>
          </table:table-cell>
          <table:table-cell office:value-type="string" calcext:value-type="string">
            <text:p>2560/13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อุบลราชธานี</text:p>
          </table:table-cell>
          <table:table-cell office:value-type="float" office:value="4700730" calcext:value-type="float">
            <text:p>47007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476" calcext:value-type="float">
            <text:p>340347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476" calcext:value-type="float">
            <text:p>340347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9899" calcext:value-type="float">
            <text:p>9899</text:p>
          </table:table-cell>
          <table:table-cell office:value-type="string" calcext:value-type="string">
            <text:p>2560/13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อุบลราชธานี</text:p>
          </table:table-cell>
          <table:table-cell office:value-type="float" office:value="4700730" calcext:value-type="float">
            <text:p>47007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476" calcext:value-type="float">
            <text:p>340347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3900" calcext:value-type="float">
            <text:p>810390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string" calcext:value-type="string">
            <text:p>2560/12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อ่างทอง</text:p>
          </table:table-cell>
          <table:table-cell office:value-type="float" office:value="3810535" calcext:value-type="float">
            <text:p>38105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10535" calcext:value-type="float">
            <text:p>381053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string" calcext:value-type="string">
            <text:p>2560/12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อ่างทอง</text:p>
          </table:table-cell>
          <table:table-cell office:value-type="float" office:value="3810535" calcext:value-type="float">
            <text:p>38105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30001" calcext:value-type="float">
            <text:p>81300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387" calcext:value-type="float">
            <text:p>340338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2560/12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อ่างทอง</text:p>
          </table:table-cell>
          <table:table-cell office:value-type="float" office:value="3810535" calcext:value-type="float">
            <text:p>38105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30001" calcext:value-type="float">
            <text:p>81300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1300" calcext:value-type="float">
            <text:p>810130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string" calcext:value-type="string">
            <text:p>2560/12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ป่าโมก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388" calcext:value-type="float">
            <text:p>340338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388" calcext:value-type="float">
            <text:p>340338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2560/12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ป่าโมก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388" calcext:value-type="float">
            <text:p>340338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1304" calcext:value-type="float">
            <text:p>8101304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string" calcext:value-type="string">
            <text:p>2560/12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ป่าโมก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9000" calcext:value-type="float">
            <text:p>89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60346" calcext:value-type="float">
            <text:p>5860346</text:p>
          </table:table-cell>
          <table:table-cell office:value-type="float" office:value="89008" calcext:value-type="float">
            <text:p>89008</text:p>
          </table:table-cell>
          <table:table-cell office:value-type="string" calcext:value-type="string">
            <text:p>นางคำนึง สุดใจ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string" calcext:value-type="string">
            <text:p>2560/12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ชัยนาท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391" calcext:value-type="float">
            <text:p>340339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391" calcext:value-type="float">
            <text:p>340339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string" calcext:value-type="string">
            <text:p>2560/12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ชัยนาท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391" calcext:value-type="float">
            <text:p>340339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1400" calcext:value-type="float">
            <text:p>810140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string" calcext:value-type="string">
            <text:p>2560/12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ชัยนาท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7000" calcext:value-type="float">
            <text:p>97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string" calcext:value-type="string">
            <text:p>2560/12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หันคา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392" calcext:value-type="float">
            <text:p>340339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392" calcext:value-type="float">
            <text:p>340339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string" calcext:value-type="string">
            <text:p>2560/12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หันคา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392" calcext:value-type="float">
            <text:p>340339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1402" calcext:value-type="float">
            <text:p>8101402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string" calcext:value-type="string">
            <text:p>2560/1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สิงห์บุรี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395" calcext:value-type="float">
            <text:p>340339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395" calcext:value-type="float">
            <text:p>340339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string" calcext:value-type="string">
            <text:p>2560/1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สิงห์บุรี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395" calcext:value-type="float">
            <text:p>340339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1500" calcext:value-type="float">
            <text:p>810150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431" calcext:value-type="float">
            <text:p>8431</text:p>
          </table:table-cell>
          <table:table-cell office:value-type="string" calcext:value-type="string">
            <text:p>2560/11</text:p>
          </table:table-cell>
          <table:table-cell office:value-type="float" office:value="3408" calcext:value-type="float">
            <text:p>3408</text:p>
          </table:table-cell>
          <table:table-cell office:value-type="string" calcext:value-type="string">
            <text:p>โพนทอง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40801" calcext:value-type="float">
            <text:p>83408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465" calcext:value-type="float">
            <text:p>340346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432" calcext:value-type="float">
            <text:p>8432</text:p>
          </table:table-cell>
          <table:table-cell office:value-type="string" calcext:value-type="string">
            <text:p>2560/11</text:p>
          </table:table-cell>
          <table:table-cell office:value-type="float" office:value="3408" calcext:value-type="float">
            <text:p>3408</text:p>
          </table:table-cell>
          <table:table-cell office:value-type="string" calcext:value-type="string">
            <text:p>โพนทอง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40801" calcext:value-type="float">
            <text:p>83408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3408" calcext:value-type="float">
            <text:p>8103408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448" calcext:value-type="float">
            <text:p>8448</text:p>
          </table:table-cell>
          <table:table-cell office:value-type="string" calcext:value-type="string">
            <text:p>2560/11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มหาสารคาม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500" calcext:value-type="float">
            <text:p>235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467" calcext:value-type="float">
            <text:p>340346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449" calcext:value-type="float">
            <text:p>8449</text:p>
          </table:table-cell>
          <table:table-cell office:value-type="string" calcext:value-type="string">
            <text:p>2560/11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มหาสารคาม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500" calcext:value-type="float">
            <text:p>235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3500" calcext:value-type="float">
            <text:p>810350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552" calcext:value-type="float">
            <text:p>8552</text:p>
          </table:table-cell>
          <table:table-cell office:value-type="string" calcext:value-type="string">
            <text:p>2560/11</text:p>
          </table:table-cell>
          <table:table-cell office:value-type="float" office:value="3504" calcext:value-type="float">
            <text:p>3504</text:p>
          </table:table-cell>
          <table:table-cell office:value-type="string" calcext:value-type="string">
            <text:p>วาปีปทุม</text:p>
          </table:table-cell>
          <table:table-cell office:value-type="float" office:value="4701044" calcext:value-type="float">
            <text:p>47010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401" calcext:value-type="float">
            <text:p>3504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468" calcext:value-type="float">
            <text:p>340346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553" calcext:value-type="float">
            <text:p>8553</text:p>
          </table:table-cell>
          <table:table-cell office:value-type="string" calcext:value-type="string">
            <text:p>2560/11</text:p>
          </table:table-cell>
          <table:table-cell office:value-type="float" office:value="3504" calcext:value-type="float">
            <text:p>3504</text:p>
          </table:table-cell>
          <table:table-cell office:value-type="string" calcext:value-type="string">
            <text:p>วาปีปทุม</text:p>
          </table:table-cell>
          <table:table-cell office:value-type="float" office:value="4701044" calcext:value-type="float">
            <text:p>47010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401" calcext:value-type="float">
            <text:p>3504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0700" calcext:value-type="float">
            <text:p>810070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568" calcext:value-type="float">
            <text:p>8568</text:p>
          </table:table-cell>
          <table:table-cell office:value-type="string" calcext:value-type="string">
            <text:p>2560/11</text:p>
          </table:table-cell>
          <table:table-cell office:value-type="float" office:value="3504" calcext:value-type="float">
            <text:p>3504</text:p>
          </table:table-cell>
          <table:table-cell office:value-type="string" calcext:value-type="string">
            <text:p>วาปีปทุม</text:p>
          </table:table-cell>
          <table:table-cell office:value-type="float" office:value="4701044" calcext:value-type="float">
            <text:p>47010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1083" calcext:value-type="float">
            <text:p>4201083</text:p>
          </table:table-cell>
          <table:table-cell office:value-type="float" office:value="67000" calcext:value-type="float">
            <text:p>67000</text:p>
          </table:table-cell>
          <table:table-cell office:value-type="string" calcext:value-type="string">
            <text:p>นางเสถียร มะเมีย</text:p>
          </table:table-cell>
          <table:table-cell office:value-type="float" office:value="8090" calcext:value-type="float">
            <text:p>8090</text:p>
          </table:table-cell>
          <table:table-cell office:value-type="float" office:value="14250" calcext:value-type="float">
            <text:p>14250</text:p>
          </table:table-cell>
          <table:table-cell office:value-type="float" office:value="56.77" calcext:value-type="float">
            <text:p>56.77</text:p>
          </table:table-cell>
          <table:table-cell office:value-type="float" office:value="4201083" calcext:value-type="float">
            <text:p>4201083</text:p>
          </table:table-cell>
          <table:table-cell office:value-type="float" office:value="67001" calcext:value-type="float">
            <text:p>67001</text:p>
          </table:table-cell>
          <table:table-cell office:value-type="string" calcext:value-type="string">
            <text:p>นางเสถียร มะเมีย</text:p>
          </table:table-cell>
          <table:table-cell office:value-type="float" office:value="5200" calcext:value-type="float">
            <text:p>5200</text:p>
          </table:table-cell>
          <table:table-cell office:value-type="float" office:value="7000" calcext:value-type="float">
            <text:p>7000</text:p>
          </table:table-cell>
          <table:table-cell office:value-type="float" office:value="74.28" calcext:value-type="float">
            <text:p>74.28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1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string" calcext:value-type="string">
            <text:p>2560/10</text:p>
          </table:table-cell>
          <table:table-cell office:value-type="float" office:value="3508" calcext:value-type="float">
            <text:p>3508</text:p>
          </table:table-cell>
          <table:table-cell office:value-type="string" calcext:value-type="string">
            <text:p>เชียงยืน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469" calcext:value-type="float">
            <text:p>340346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469" calcext:value-type="float">
            <text:p>340346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2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string" calcext:value-type="string">
            <text:p>2560/10</text:p>
          </table:table-cell>
          <table:table-cell office:value-type="float" office:value="3508" calcext:value-type="float">
            <text:p>3508</text:p>
          </table:table-cell>
          <table:table-cell office:value-type="string" calcext:value-type="string">
            <text:p>เชียงยืน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469" calcext:value-type="float">
            <text:p>340346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3508" calcext:value-type="float">
            <text:p>8103508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2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966" calcext:value-type="float">
            <text:p>8966</text:p>
          </table:table-cell>
          <table:table-cell office:value-type="string" calcext:value-type="string">
            <text:p>2560/10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สุรินทร์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60001" calcext:value-type="float">
            <text:p>93600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471" calcext:value-type="float">
            <text:p>340347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2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967" calcext:value-type="float">
            <text:p>8967</text:p>
          </table:table-cell>
          <table:table-cell office:value-type="string" calcext:value-type="string">
            <text:p>2560/10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สุรินทร์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60001" calcext:value-type="float">
            <text:p>93600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3600" calcext:value-type="float">
            <text:p>810360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2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609" calcext:value-type="float">
            <text:p>8609</text:p>
          </table:table-cell>
          <table:table-cell office:value-type="string" calcext:value-type="string">
            <text:p>2560/09</text:p>
          </table:table-cell>
          <table:table-cell office:value-type="float" office:value="3504" calcext:value-type="float">
            <text:p>3504</text:p>
          </table:table-cell>
          <table:table-cell office:value-type="string" calcext:value-type="string">
            <text:p>วาปีปทุม</text:p>
          </table:table-cell>
          <table:table-cell office:value-type="float" office:value="4701044" calcext:value-type="float">
            <text:p>47010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401" calcext:value-type="float">
            <text:p>3504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468" calcext:value-type="float">
            <text:p>340346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2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610" calcext:value-type="float">
            <text:p>8610</text:p>
          </table:table-cell>
          <table:table-cell office:value-type="string" calcext:value-type="string">
            <text:p>2560/09</text:p>
          </table:table-cell>
          <table:table-cell office:value-type="float" office:value="3504" calcext:value-type="float">
            <text:p>3504</text:p>
          </table:table-cell>
          <table:table-cell office:value-type="string" calcext:value-type="string">
            <text:p>วาปีปทุม</text:p>
          </table:table-cell>
          <table:table-cell office:value-type="float" office:value="4701044" calcext:value-type="float">
            <text:p>47010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401" calcext:value-type="float">
            <text:p>3504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0700" calcext:value-type="float">
            <text:p>810070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2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625" calcext:value-type="float">
            <text:p>8625</text:p>
          </table:table-cell>
          <table:table-cell office:value-type="string" calcext:value-type="string">
            <text:p>2560/09</text:p>
          </table:table-cell>
          <table:table-cell office:value-type="float" office:value="3504" calcext:value-type="float">
            <text:p>3504</text:p>
          </table:table-cell>
          <table:table-cell office:value-type="string" calcext:value-type="string">
            <text:p>วาปีปทุม</text:p>
          </table:table-cell>
          <table:table-cell office:value-type="float" office:value="4701044" calcext:value-type="float">
            <text:p>47010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1083" calcext:value-type="float">
            <text:p>4201083</text:p>
          </table:table-cell>
          <table:table-cell office:value-type="float" office:value="67000" calcext:value-type="float">
            <text:p>67000</text:p>
          </table:table-cell>
          <table:table-cell office:value-type="string" calcext:value-type="string">
            <text:p>นางเสถียร มะเมีย</text:p>
          </table:table-cell>
          <table:table-cell office:value-type="float" office:value="7160" calcext:value-type="float">
            <text:p>7160</text:p>
          </table:table-cell>
          <table:table-cell office:value-type="float" office:value="14250" calcext:value-type="float">
            <text:p>14250</text:p>
          </table:table-cell>
          <table:table-cell office:value-type="float" office:value="50.24" calcext:value-type="float">
            <text:p>50.24</text:p>
          </table:table-cell>
          <table:table-cell office:value-type="float" office:value="4201083" calcext:value-type="float">
            <text:p>4201083</text:p>
          </table:table-cell>
          <table:table-cell office:value-type="float" office:value="67001" calcext:value-type="float">
            <text:p>67001</text:p>
          </table:table-cell>
          <table:table-cell office:value-type="string" calcext:value-type="string">
            <text:p>นางเสถียร มะเมีย</text:p>
          </table:table-cell>
          <table:table-cell office:value-type="float" office:value="5200" calcext:value-type="float">
            <text:p>5200</text:p>
          </table:table-cell>
          <table:table-cell office:value-type="float" office:value="7000" calcext:value-type="float">
            <text:p>7000</text:p>
          </table:table-cell>
          <table:table-cell office:value-type="float" office:value="74.28" calcext:value-type="float">
            <text:p>74.28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2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851" calcext:value-type="float">
            <text:p>8851</text:p>
          </table:table-cell>
          <table:table-cell office:value-type="string" calcext:value-type="string">
            <text:p>2560/09</text:p>
          </table:table-cell>
          <table:table-cell office:value-type="float" office:value="3504" calcext:value-type="float">
            <text:p>3504</text:p>
          </table:table-cell>
          <table:table-cell office:value-type="string" calcext:value-type="string">
            <text:p>วาปีปทุม</text:p>
          </table:table-cell>
          <table:table-cell office:value-type="float" office:value="5600256" calcext:value-type="float">
            <text:p>56002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นางกลีบขนุน เดินสวน</text:p>
          </table:table-cell>
          <table:table-cell office:value-type="float" office:value="66430" calcext:value-type="float">
            <text:p>66430</text:p>
          </table:table-cell>
          <table:table-cell office:value-type="float" office:value="210270" calcext:value-type="float">
            <text:p>210270</text:p>
          </table:table-cell>
          <table:table-cell office:value-type="float" office:value="31.59" calcext:value-type="float">
            <text:p>31.59</text:p>
          </table:table-cell>
          <table:table-cell/>
          <table:table-cell office:value-type="float" office:value="79000" calcext:value-type="float">
            <text:p>79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2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877" calcext:value-type="float">
            <text:p>8877</text:p>
          </table:table-cell>
          <table:table-cell office:value-type="string" calcext:value-type="string">
            <text:p>2560/09</text:p>
          </table:table-cell>
          <table:table-cell office:value-type="float" office:value="3504" calcext:value-type="float">
            <text:p>3504</text:p>
          </table:table-cell>
          <table:table-cell office:value-type="string" calcext:value-type="string">
            <text:p>วาปีปทุม</text:p>
          </table:table-cell>
          <table:table-cell office:value-type="float" office:value="5860072" calcext:value-type="float">
            <text:p>58600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น.ส.แฟมิลี ซาบซึ้ง</text:p>
          </table:table-cell>
          <table:table-cell office:value-type="float" office:value="45840" calcext:value-type="float">
            <text:p>45840</text:p>
          </table:table-cell>
          <table:table-cell office:value-type="float" office:value="156640" calcext:value-type="float">
            <text:p>156640</text:p>
          </table:table-cell>
          <table:table-cell office:value-type="float" office:value="29.26" calcext:value-type="float">
            <text:p>29.26</text:p>
          </table:table-cell>
          <table:table-cell/>
          <table:table-cell office:value-type="float" office:value="78000" calcext:value-type="float">
            <text:p>78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2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909" calcext:value-type="float">
            <text:p>8909</text:p>
          </table:table-cell>
          <table:table-cell office:value-type="string" calcext:value-type="string">
            <text:p>2560/09</text:p>
          </table:table-cell>
          <table:table-cell office:value-type="float" office:value="3508" calcext:value-type="float">
            <text:p>3508</text:p>
          </table:table-cell>
          <table:table-cell office:value-type="string" calcext:value-type="string">
            <text:p>เชียงยืน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469" calcext:value-type="float">
            <text:p>340346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469" calcext:value-type="float">
            <text:p>340346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2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8910" calcext:value-type="float">
            <text:p>8910</text:p>
          </table:table-cell>
          <table:table-cell office:value-type="string" calcext:value-type="string">
            <text:p>2560/09</text:p>
          </table:table-cell>
          <table:table-cell office:value-type="float" office:value="3508" calcext:value-type="float">
            <text:p>3508</text:p>
          </table:table-cell>
          <table:table-cell office:value-type="string" calcext:value-type="string">
            <text:p>เชียงยืน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469" calcext:value-type="float">
            <text:p>340346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3508" calcext:value-type="float">
            <text:p>8103508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2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string" calcext:value-type="string">
            <text:p>2560/0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สุพรรณบุรี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45285" calcext:value-type="float">
            <text:p>3245285</text:p>
          </table:table-cell>
          <table:table-cell office:value-type="float" office:value="71000" calcext:value-type="float">
            <text:p>71000</text:p>
          </table:table-cell>
          <table:table-cell office:value-type="string" calcext:value-type="string">
            <text:p>นายสุรศักดิ์ มยุรา</text:p>
          </table:table-cell>
          <table:table-cell office:value-type="float" office:value="42840" calcext:value-type="float">
            <text:p>42840</text:p>
          </table:table-cell>
          <table:table-cell office:value-type="float" office:value="47650" calcext:value-type="float">
            <text:p>47650</text:p>
          </table:table-cell>
          <table:table-cell office:value-type="float" office:value="89.9" calcext:value-type="float">
            <text:p>89.9</text:p>
          </table:table-cell>
          <table:table-cell office:value-type="float" office:value="3100220" calcext:value-type="float">
            <text:p>3100220</text:p>
          </table:table-cell>
          <table:table-cell office:value-type="float" office:value="71001" calcext:value-type="float">
            <text:p>71001</text:p>
          </table:table-cell>
          <table:table-cell office:value-type="string" calcext:value-type="string">
            <text:p>นายสำรวล มยุรา</text:p>
          </table:table-cell>
          <table:table-cell office:value-type="float" office:value="10350" calcext:value-type="float">
            <text:p>10350</text:p>
          </table:table-cell>
          <table:table-cell office:value-type="float" office:value="12410" calcext:value-type="float">
            <text:p>12410</text:p>
          </table:table-cell>
          <table:table-cell office:value-type="float" office:value="83.4" calcext:value-type="float">
            <text:p>83.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2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string" calcext:value-type="string">
            <text:p>2560/0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สุพรรณบุรี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45285" calcext:value-type="float">
            <text:p>3245285</text:p>
          </table:table-cell>
          <table:table-cell office:value-type="float" office:value="71000" calcext:value-type="float">
            <text:p>71000</text:p>
          </table:table-cell>
          <table:table-cell office:value-type="string" calcext:value-type="string">
            <text:p>นายสุรศักดิ์ มยุรา</text:p>
          </table:table-cell>
          <table:table-cell office:value-type="float" office:value="42840" calcext:value-type="float">
            <text:p>42840</text:p>
          </table:table-cell>
          <table:table-cell office:value-type="float" office:value="47650" calcext:value-type="float">
            <text:p>47650</text:p>
          </table:table-cell>
          <table:table-cell office:value-type="float" office:value="89.9" calcext:value-type="float">
            <text:p>89.9</text:p>
          </table:table-cell>
          <table:table-cell office:value-type="float" office:value="3245285" calcext:value-type="float">
            <text:p>3245285</text:p>
          </table:table-cell>
          <table:table-cell office:value-type="float" office:value="71004" calcext:value-type="float">
            <text:p>71004</text:p>
          </table:table-cell>
          <table:table-cell office:value-type="string" calcext:value-type="string">
            <text:p>นายสุรศักดิ์ มยุรา</text:p>
          </table:table-cell>
          <table:table-cell office:value-type="float" office:value="20600" calcext:value-type="float">
            <text:p>20600</text:p>
          </table:table-cell>
          <table:table-cell office:value-type="float" office:value="23350" calcext:value-type="float">
            <text:p>23350</text:p>
          </table:table-cell>
          <table:table-cell office:value-type="float" office:value="88.22" calcext:value-type="float">
            <text:p>88.22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2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string" calcext:value-type="string">
            <text:p>2560/0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สุพรรณบุรี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3376" calcext:value-type="float">
            <text:p>800337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376" calcext:value-type="float">
            <text:p>340337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2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string" calcext:value-type="string">
            <text:p>2560/0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สุพรรณบุรี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3376" calcext:value-type="float">
            <text:p>800337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1200" calcext:value-type="float">
            <text:p>810120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2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1930" calcext:value-type="float">
            <text:p>11930</text:p>
          </table:table-cell>
          <table:table-cell office:value-type="string" calcext:value-type="string">
            <text:p>2560/14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ระนอง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8000" calcext:value-type="float">
            <text:p>98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7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string" calcext:value-type="string">
            <text:p>2560/0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สุพรรณบุรี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3376" calcext:value-type="float">
            <text:p>8003376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2479" calcext:value-type="float">
            <text:p>3402479</text:p>
          </table:table-cell>
          <table:table-cell office:value-type="float" office:value="75241" calcext:value-type="float">
            <text:p>75241</text:p>
          </table:table-cell>
          <table:table-cell office:value-type="string" calcext:value-type="string">
            <text:p>นายกมล ทองขาว</text:p>
          </table:table-cell>
          <table:table-cell office:value-type="float" office:value="8560" calcext:value-type="float">
            <text:p>8560</text:p>
          </table:table-cell>
          <table:table-cell office:value-type="float" office:value="9160" calcext:value-type="float">
            <text:p>9160</text:p>
          </table:table-cell>
          <table:table-cell office:value-type="float" office:value="93.44" calcext:value-type="float">
            <text:p>93.4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2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string" calcext:value-type="string">
            <text:p>2560/0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สุพรรณบุรี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3376" calcext:value-type="float">
            <text:p>8003376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00098" calcext:value-type="float">
            <text:p>4300098</text:p>
          </table:table-cell>
          <table:table-cell office:value-type="float" office:value="75086" calcext:value-type="float">
            <text:p>75086</text:p>
          </table:table-cell>
          <table:table-cell office:value-type="string" calcext:value-type="string">
            <text:p>นายสวน <text:s/>ดาวเรื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2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string" calcext:value-type="string">
            <text:p>2560/0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สุพรรณบุรี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3376" calcext:value-type="float">
            <text:p>8003376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2749" calcext:value-type="float">
            <text:p>4402749</text:p>
          </table:table-cell>
          <table:table-cell office:value-type="float" office:value="75253" calcext:value-type="float">
            <text:p>75253</text:p>
          </table:table-cell>
          <table:table-cell office:value-type="string" calcext:value-type="string">
            <text:p>น.ส.ประไพ ปรึกษา</text:p>
          </table:table-cell>
          <table:table-cell office:value-type="float" office:value="3470" calcext:value-type="float">
            <text:p>3470</text:p>
          </table:table-cell>
          <table:table-cell office:value-type="float" office:value="7040" calcext:value-type="float">
            <text:p>7040</text:p>
          </table:table-cell>
          <table:table-cell office:value-type="float" office:value="49.28" calcext:value-type="float">
            <text:p>49.28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2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string" calcext:value-type="string">
            <text:p>2560/0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สุพรรณบุรี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3376" calcext:value-type="float">
            <text:p>8003376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1587" calcext:value-type="float">
            <text:p>4801587</text:p>
          </table:table-cell>
          <table:table-cell office:value-type="float" office:value="75081" calcext:value-type="float">
            <text:p>75081</text:p>
          </table:table-cell>
          <table:table-cell office:value-type="string" calcext:value-type="string">
            <text:p>นายธงชัย <text:s/>หล่อเหลา</text:p>
          </table:table-cell>
          <table:table-cell office:value-type="float" office:value="1300" calcext:value-type="float">
            <text:p>1300</text:p>
          </table:table-cell>
          <table:table-cell office:value-type="float" office:value="1900" calcext:value-type="float">
            <text:p>1900</text:p>
          </table:table-cell>
          <table:table-cell office:value-type="float" office:value="68.42" calcext:value-type="float">
            <text:p>68.42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2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string" calcext:value-type="string">
            <text:p>2560/0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สุพรรณบุรี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3376" calcext:value-type="float">
            <text:p>8003376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1057" calcext:value-type="float">
            <text:p>5301057</text:p>
          </table:table-cell>
          <table:table-cell office:value-type="float" office:value="75055" calcext:value-type="float">
            <text:p>75055</text:p>
          </table:table-cell>
          <table:table-cell office:value-type="string" calcext:value-type="string">
            <text:p>นางน้ำทิพย์ <text:s/>สวนดอกไม้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2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string" calcext:value-type="string">
            <text:p>2560/0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สุพรรณบุรี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3376" calcext:value-type="float">
            <text:p>8003376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1773" calcext:value-type="float">
            <text:p>5411773</text:p>
          </table:table-cell>
          <table:table-cell office:value-type="float" office:value="75057" calcext:value-type="float">
            <text:p>75057</text:p>
          </table:table-cell>
          <table:table-cell office:value-type="string" calcext:value-type="string">
            <text:p>นายมงคล ชูกำลั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2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string" calcext:value-type="string">
            <text:p>2560/0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สุพรรณบุรี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9000" calcext:value-type="float">
            <text:p>99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2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9031" calcext:value-type="float">
            <text:p>9031</text:p>
          </table:table-cell>
          <table:table-cell office:value-type="string" calcext:value-type="string">
            <text:p>2560/10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ศรีสะเกษ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472" calcext:value-type="float">
            <text:p>340347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472" calcext:value-type="float">
            <text:p>340347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3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9801" calcext:value-type="float">
            <text:p>9801</text:p>
          </table:table-cell>
          <table:table-cell office:value-type="string" calcext:value-type="string">
            <text:p>2560/09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อุบลราชธานี</text:p>
          </table:table-cell>
          <table:table-cell office:value-type="float" office:value="4700730" calcext:value-type="float">
            <text:p>47007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7000" calcext:value-type="float">
            <text:p>97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5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string" calcext:value-type="string">
            <text:p>2560/08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สองพี่น้อง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0401" calcext:value-type="float">
            <text:p>81204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378" calcext:value-type="float">
            <text:p>340337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2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string" calcext:value-type="string">
            <text:p>2560/08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สองพี่น้อง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0401" calcext:value-type="float">
            <text:p>81204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1204" calcext:value-type="float">
            <text:p>8101204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2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string" calcext:value-type="string">
            <text:p>2560/08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สองพี่น้อง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7000" calcext:value-type="float">
            <text:p>87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2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11772" calcext:value-type="float">
            <text:p>11772</text:p>
          </table:table-cell>
          <table:table-cell office:value-type="string" calcext:value-type="string">
            <text:p>2560/13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ระนอง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9000" calcext:value-type="float">
            <text:p>89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7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string" calcext:value-type="string">
            <text:p>2560/08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เดิมบางนางบวช</text:p>
          </table:table-cell>
          <table:table-cell office:value-type="float" office:value="4701693" calcext:value-type="float">
            <text:p>47016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380" calcext:value-type="float">
            <text:p>340338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403380" calcext:value-type="float">
            <text:p>340338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2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string" calcext:value-type="string">
            <text:p>2560/08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เดิมบางนางบวช</text:p>
          </table:table-cell>
          <table:table-cell office:value-type="float" office:value="4701693" calcext:value-type="float">
            <text:p>47016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3380" calcext:value-type="float">
            <text:p>340338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ชำระเอ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101206" calcext:value-type="float">
            <text:p>8101206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ชำระส่วนกลาง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2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string" calcext:value-type="string">
            <text:p>2560/08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เดิมบางนางบวช</text:p>
          </table:table-cell>
          <table:table-cell office:value-type="float" office:value="4701693" calcext:value-type="float">
            <text:p>47016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9000" calcext:value-type="float">
            <text:p>89000</text:p>
          </table:table-cell>
          <table:table-cell office:value-type="string" calcext:value-type="string">
            <text:p>เขตงานว่าง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date" office:date-value="2018-01-23T16:20:22" calcext:value-type="date">
            <text:p>01/23/18 04:20 PM</text:p>
          </table:table-cell>
          <table:table-cell office:value-type="string" calcext:value-type="string">
            <text:p>Migrate Data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9T13:18:12.013000000</meta:creation-date>
    <dc:date>2020-03-09T13:18:54.766000000</dc:date>
    <meta:editing-duration>PT43S</meta:editing-duration>
    <meta:editing-cycles>1</meta:editing-cycles>
    <meta:document-statistic meta:table-count="1" meta:cell-count="5157" meta:object-count="0"/>
    <meta:generator>LibreOffice/6.3.4.2$Windows_X86_64 LibreOffice_project/60da17e045e08f1793c57c00ba83cdfce946d0aa</meta:generator>
  </office:meta>
</office:document-meta>
</file>